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Mono" fo:font-size="10pt" fo:font-weight="bold" officeooo:rsid="0015ce34" officeooo:paragraph-rsid="0015ce34" style:font-size-asian="8.75pt" style:font-weight-asian="bold" style:font-size-complex="10pt" style:font-weight-complex="bold"/>
    </style:style>
    <style:style style:name="P2" style:family="paragraph" style:parent-style-name="Text_20_body">
      <style:text-properties officeooo:paragraph-rsid="0015ce34"/>
    </style:style>
    <style:style style:name="P3" style:family="paragraph" style:parent-style-name="Text_20_body">
      <style:text-properties fo:font-weight="bold" officeooo:rsid="0015ce34" officeooo:paragraph-rsid="0015ce34" style:font-weight-asian="bold" style:font-weight-complex="bold"/>
    </style:style>
    <style:style style:name="P4" style:family="paragraph" style:parent-style-name="Text_20_body">
      <style:text-properties fo:font-weight="bold" officeooo:rsid="0016fbd9" officeooo:paragraph-rsid="0016fbd9" style:font-weight-asian="bold" style:font-weight-complex="bold"/>
    </style:style>
    <style:style style:name="P5" style:family="paragraph" style:parent-style-name="Text_20_body">
      <style:text-properties fo:font-weight="bold" officeooo:rsid="001706f2" officeooo:paragraph-rsid="001706f2" style:font-weight-asian="bold" style:font-weight-complex="bold"/>
    </style:style>
    <style:style style:name="P6" style:family="paragraph" style:parent-style-name="Text_20_body">
      <style:text-properties fo:font-weight="normal" officeooo:rsid="0015ce34" officeooo:paragraph-rsid="0015ce34" style:font-weight-asian="normal" style:font-weight-complex="normal"/>
    </style:style>
    <style:style style:name="P7" style:family="paragraph" style:parent-style-name="Text_20_body">
      <style:text-properties fo:font-weight="normal" officeooo:rsid="0016fbd9" officeooo:paragraph-rsid="0016fbd9" style:font-weight-asian="normal" style:font-weight-complex="normal"/>
    </style:style>
    <style:style style:name="P8" style:family="paragraph" style:parent-style-name="Text_20_body">
      <style:text-properties fo:font-weight="normal" officeooo:rsid="001706f2" officeooo:paragraph-rsid="001706f2" style:font-weight-asian="normal" style:font-weight-complex="normal"/>
    </style:style>
    <style:style style:name="T1" style:family="text"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DejaVu Sans Mono" fo:font-size="10pt" fo:font-weight="normal" officeooo:rsid="0015ce34" style:font-size-asian="8.75pt" style:font-weight-asian="normal" style:font-size-complex="10pt" style:font-weight-complex="normal"/>
    </style:style>
    <style:style style:name="T3" style:family="text">
      <style:text-properties style:font-name="DejaVu Sans Mono" fo:font-size="10pt" style:font-size-asian="10pt" style:font-size-complex="10pt"/>
    </style:style>
    <style:style style:name="T4" style:family="text">
      <style:text-properties style:font-name="DejaVu Sans Mono" fo:font-size="10pt" officeooo:rsid="0015ce34" style:font-size-asian="8.75pt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IN WITH VALIDATION ON MONGO DB</text:p>
      <text:p text:style-name="P2"><text:span text:style-name="T2">To connect your login form to a database, you’ll need </text:span><text:span text:style-name="Strong_20_Emphasis"><text:span text:style-name="T4">two pieces</text:span></text:span><text:span text:style-name="T2">:</text:span></text:p>
      <text:p text:style-name="P2"><text:span text:style-name="Strong_20_Emphasis"><text:span text:style-name="T1">Front-end (HTML/JS)</text:span></text:span><text:span text:style-name="T1"> → Collects username + password, sends them to your server.</text:span></text:p>
      <text:p text:style-name="P2"><text:span text:style-name="Strong_20_Emphasis"><text:span text:style-name="T1">Back-end (Node.js/Express + Database)</text:span></text:span><text:span text:style-name="T1"> → Checks credentials in the DB, responds with success or failure.</text:span></text:p>
      <text:p text:style-name="P2"><text:span text:style-name="T1">Front-End (updated login function)</text:span></text:p>
      <text:p text:style-name="Text_20_body"><text:span text:style-name="T1">Instead of only validating locally, the </text:span><text:span text:style-name="Source_20_Text"><text:span text:style-name="T1">login()</text:span></text:span><text:span text:style-name="T1"> function will send the username/password to your server with </text:span><text:span text:style-name="Source_20_Text"><text:span text:style-name="T1">fetch()</text:span></text:span><text:span text:style-name="T1">.</text:span></text:p>
      <text:p text:style-name="P3"><text:span text:style-name="T3">HTML CODE</text:span></text:p>
      <text:p text:style-name="P6"><text:span text:style-name="T3">&lt;script&gt;</text:span></text:p>
      <text:p text:style-name="P6"><text:span text:style-name="T3"><text:s text:c="2"/>async function login() {</text:span></text:p>
      <text:p text:style-name="P6"><text:span text:style-name="T3"><text:s text:c="4"/>const username = document.getElementById("username").value.trim();</text:span></text:p>
      <text:p text:style-name="P6"><text:span text:style-name="T3"><text:s text:c="4"/>const password = document.getElementById("password").value.trim();</text:span></text:p>
      <text:p text:style-name="P6"><text:span text:style-name="T3"/></text:p>
      <text:p text:style-name="P6"><text:span text:style-name="T3"><text:s text:c="4"/>// Simple front-end validation first</text:span></text:p>
      <text:p text:style-name="P6"><text:span text:style-name="T3"><text:s text:c="4"/>if (username === "" || password === "") {</text:span></text:p>
      <text:p text:style-name="P6"><text:span text:style-name="T3"><text:s text:c="6"/>document.getElementById("usernameError").innerText = username === "" ? "Please enter a username" : "";</text:span></text:p>
      <text:p text:style-name="P6"><text:span text:style-name="T3"><text:s text:c="6"/>document.getElementById("passwordError").innerText = password === "" ? "Please enter a password" : "";</text:span></text:p>
      <text:p text:style-name="P6"><text:span text:style-name="T3"><text:s text:c="6"/>return;</text:span></text:p>
      <text:p text:style-name="P6"><text:span text:style-name="T3"><text:s text:c="4"/>}</text:span></text:p>
      <text:p text:style-name="P6"><text:span text:style-name="T3"/></text:p>
      <text:p text:style-name="P6"><text:span text:style-name="T3"><text:s text:c="4"/>try {</text:span></text:p>
      <text:p text:style-name="P6"><text:span text:style-name="T3"><text:s text:c="6"/>const response = await fetch("/api/login", {</text:span></text:p>
      <text:p text:style-name="P6"><text:span text:style-name="T3"><text:s text:c="8"/>method: "POST",</text:span></text:p>
      <text:p text:style-name="P6"><text:span text:style-name="T3"><text:s text:c="8"/>headers: { "Content-Type": "application/json" },</text:span></text:p>
      <text:p text:style-name="P6"><text:span text:style-name="T3"><text:s text:c="8"/>body: JSON.stringify({ username, password })</text:span></text:p>
      <text:p text:style-name="P6"><text:span text:style-name="T3"><text:s text:c="6"/>});</text:span></text:p>
      <text:p text:style-name="P6"><text:span text:style-name="T3"/></text:p>
      <text:p text:style-name="P6"><text:span text:style-name="T3"><text:s text:c="6"/>const result = await response.json();</text:span></text:p>
      <text:p text:style-name="P6"><text:span text:style-name="T3"/></text:p>
      <text:p text:style-name="P6"><text:span text:style-name="T3"><text:s text:c="6"/>if (result.success) {</text:span></text:p>
      <text:p text:style-name="P6"><text:span text:style-name="T3"><text:s text:c="8"/>// Navigate to dashboard on success</text:span></text:p>
      <text:p text:style-name="P6"><text:span text:style-name="T3"><text:s text:c="8"/>window.location.href = "dashboard.html";</text:span></text:p>
      <text:p text:style-name="P6"><text:soft-page-break/><text:span text:style-name="T3"><text:s text:c="6"/>} else {</text:span></text:p>
      <text:p text:style-name="P6"><text:span text:style-name="T3"><text:s text:c="8"/>document.getElementById("passwordError").innerText = result.message || "Invalid username or password";</text:span></text:p>
      <text:p text:style-name="P6"><text:span text:style-name="T3"><text:s text:c="6"/>}</text:span></text:p>
      <text:p text:style-name="P6"><text:span text:style-name="T3"><text:s text:c="4"/>} catch (error) {</text:span></text:p>
      <text:p text:style-name="P6"><text:span text:style-name="T3"><text:s text:c="6"/>console.error("Login error:", error);</text:span></text:p>
      <text:p text:style-name="P6"><text:span text:style-name="T3"><text:s text:c="6"/>document.getElementById("passwordError").innerText = "Server error. Try again later.";</text:span></text:p>
      <text:p text:style-name="P6"><text:span text:style-name="T3"><text:s text:c="4"/>}</text:span></text:p>
      <text:p text:style-name="P6"><text:span text:style-name="T3"><text:s text:c="2"/>}</text:span></text:p>
      <text:p text:style-name="P6"><text:span text:style-name="T3">&lt;/script&gt;</text:span></text:p>
      <text:p text:style-name="P6"><text:span text:style-name="T3"/></text:p>
      <text:p text:style-name="P4"><text:span text:style-name="T3">BACK END, (NODE EXPRESS MONGODB)</text:span></text:p>
      <text:p text:style-name="P7"><text:span text:style-name="T3">INSTALL DEPENDENCIES</text:span></text:p>
      <text:p text:style-name="P7"><text:span text:style-name="T3">npm install express mongoose bcryptjs cors</text:span></text:p>
      <text:p text:style-name="P7"><text:span text:style-name="T3"/></text:p>
      <text:p text:style-name="P7"><text:span text:style-name="T3">CREATE SIMPLE SERVER</text:span></text:p>
      <text:p text:style-name="P7"><text:span text:style-name="T3">const express = require("express");</text:span></text:p>
      <text:p text:style-name="P7"><text:span text:style-name="T3">const mongoose = require("mongoose");</text:span></text:p>
      <text:p text:style-name="P7"><text:span text:style-name="T3">const bcrypt = require("bcryptjs");</text:span></text:p>
      <text:p text:style-name="P7"><text:span text:style-name="T3">const cors = require("cors");</text:span></text:p>
      <text:p text:style-name="P7"><text:span text:style-name="T3"/></text:p>
      <text:p text:style-name="P7"><text:span text:style-name="T3">const app = express();</text:span></text:p>
      <text:p text:style-name="P7"><text:span text:style-name="T3">app.use(express.json());</text:span></text:p>
      <text:p text:style-name="P7"><text:span text:style-name="T3">app.use(cors());</text:span></text:p>
      <text:p text:style-name="P7"><text:span text:style-name="T3"/></text:p>
      <text:p text:style-name="P7"><text:span text:style-name="T3">// Connect to MongoDB</text:span></text:p>
      <text:p text:style-name="P7"><text:span text:style-name="T3">mongoose.connect("mongodb://localhost:27017/myapp", {</text:span></text:p>
      <text:p text:style-name="P7"><text:span text:style-name="T3"><text:s text:c="2"/>useNewUrlParser: true,</text:span></text:p>
      <text:p text:style-name="P7"><text:span text:style-name="T3"><text:s text:c="2"/>useUnifiedTopology: true,</text:span></text:p>
      <text:p text:style-name="P7"><text:span text:style-name="T3">});</text:span></text:p>
      <text:p text:style-name="P7"><text:span text:style-name="T3"/></text:p>
      <text:p text:style-name="P7"><text:span text:style-name="T3">const UserSchema = new mongoose.Schema({</text:span></text:p>
      <text:p text:style-name="P7"><text:span text:style-name="T3"><text:s text:c="2"/>username: String,</text:span></text:p>
      <text:p text:style-name="P7"><text:soft-page-break/><text:span text:style-name="T3"><text:s text:c="2"/>password: String, // stored as a hash!</text:span></text:p>
      <text:p text:style-name="P7"><text:span text:style-name="T3">});</text:span></text:p>
      <text:p text:style-name="P7"><text:span text:style-name="T3"/></text:p>
      <text:p text:style-name="P7"><text:span text:style-name="T3">const User = mongoose.model("User", UserSchema);</text:span></text:p>
      <text:p text:style-name="P7"><text:span text:style-name="T3"/></text:p>
      <text:p text:style-name="P7"><text:span text:style-name="T3">// Login route</text:span></text:p>
      <text:p text:style-name="P7"><text:span text:style-name="T3">app.post("/api/login", async (req, res) =&gt; {</text:span></text:p>
      <text:p text:style-name="P7"><text:span text:style-name="T3"><text:s text:c="2"/>const { username, password } = req.body;</text:span></text:p>
      <text:p text:style-name="P7"><text:span text:style-name="T3"/></text:p>
      <text:p text:style-name="P7"><text:span text:style-name="T3"><text:s text:c="2"/>try {</text:span></text:p>
      <text:p text:style-name="P7"><text:span text:style-name="T3"><text:s text:c="4"/>const user = await User.findOne({ username });</text:span></text:p>
      <text:p text:style-name="P7"><text:span text:style-name="T3"><text:s text:c="4"/>if (!user) {</text:span></text:p>
      <text:p text:style-name="P7"><text:span text:style-name="T3"><text:s text:c="6"/>return res.json({ success: false, message: "User not found" });</text:span></text:p>
      <text:p text:style-name="P7"><text:span text:style-name="T3"><text:s text:c="4"/>}</text:span></text:p>
      <text:p text:style-name="P7"><text:span text:style-name="T3"/></text:p>
      <text:p text:style-name="P7"><text:span text:style-name="T3"><text:s text:c="4"/>// Compare password with stored hash</text:span></text:p>
      <text:p text:style-name="P7"><text:span text:style-name="T3"><text:s text:c="4"/>const isMatch = await bcrypt.compare(password, user.password);</text:span></text:p>
      <text:p text:style-name="P7"><text:span text:style-name="T3"><text:s text:c="4"/>if (!isMatch) {</text:span></text:p>
      <text:p text:style-name="P7"><text:span text:style-name="T3"><text:s text:c="6"/>return res.json({ success: false, message: "Invalid password" });</text:span></text:p>
      <text:p text:style-name="P7"><text:span text:style-name="T3"><text:s text:c="4"/>}</text:span></text:p>
      <text:p text:style-name="P7"><text:span text:style-name="T3"/></text:p>
      <text:p text:style-name="P7"><text:span text:style-name="T3"><text:s text:c="4"/>// Success</text:span></text:p>
      <text:p text:style-name="P7"><text:span text:style-name="T3"><text:s text:c="4"/>res.json({ success: true });</text:span></text:p>
      <text:p text:style-name="P7"><text:span text:style-name="T3"><text:s text:c="2"/>} catch (err) {</text:span></text:p>
      <text:p text:style-name="P7"><text:span text:style-name="T3"><text:s text:c="4"/>console.error(err);</text:span></text:p>
      <text:p text:style-name="P7"><text:span text:style-name="T3"><text:s text:c="4"/>res.status(500).json({ success: false, message: "Server error" });</text:span></text:p>
      <text:p text:style-name="P7"><text:span text:style-name="T3"><text:s text:c="2"/>}</text:span></text:p>
      <text:p text:style-name="P7"><text:span text:style-name="T3">});</text:span></text:p>
      <text:p text:style-name="P7"><text:span text:style-name="T3"/></text:p>
      <text:p text:style-name="P7"><text:span text:style-name="T3">// Example: Register route (to add users)</text:span></text:p>
      <text:p text:style-name="P7"><text:span text:style-name="T3">app.post("/api/register", async (req, res) =&gt; {</text:span></text:p>
      <text:p text:style-name="P7"><text:span text:style-name="T3"><text:s text:c="2"/>const { username, password } = req.body;</text:span></text:p>
      <text:p text:style-name="P7"><text:span text:style-name="T3"><text:s text:c="2"/>const hashedPassword = await bcrypt.hash(password, 10);</text:span></text:p>
      <text:p text:style-name="P7"><text:soft-page-break/><text:span text:style-name="T3"/></text:p>
      <text:p text:style-name="P7"><text:span text:style-name="T3"><text:s text:c="2"/>const newUser = new User({ username, password: hashedPassword });</text:span></text:p>
      <text:p text:style-name="P7"><text:span text:style-name="T3"><text:s text:c="2"/>await newUser.save();</text:span></text:p>
      <text:p text:style-name="P7"><text:span text:style-name="T3"/></text:p>
      <text:p text:style-name="P7"><text:span text:style-name="T3"><text:s text:c="2"/>res.json({ success: true, message: "User registered" });</text:span></text:p>
      <text:p text:style-name="P7"><text:span text:style-name="T3">});</text:span></text:p>
      <text:p text:style-name="P7"><text:span text:style-name="T3"/></text:p>
      <text:p text:style-name="P7"><text:span text:style-name="T3">app.listen(5000, () =&gt; console.log("Server running on </text:span><text:a xlink:type="simple" xlink:href="http://localhost:5000/" text:style-name="Internet_20_link" text:visited-style-name="Visited_20_Internet_20_Link"><text:span text:style-name="T3">http://localhost:5000</text:span></text:a><text:span text:style-name="T3">"));</text:span></text:p>
      <text:p text:style-name="P7"><text:span text:style-name="T3"/></text:p>
      <text:p text:style-name="P7"><text:span text:style-name="T3">START MONGODB</text:span></text:p>
      <text:p text:style-name="P7"><text:span text:style-name="T3">RUN BACKEND NODE SERVER.JS</text:span></text:p>
      <text:p text:style-name="P7"><text:span text:style-name="T3">ON FRONTEND, WHEN USER CLICKS LOGIN, FORM SENDS POST REQUEST TO /API/LOGIN</text:span></text:p>
      <text:p text:style-name="P7"><text:span text:style-name="T3">BACKEND CHECKS DATABASE</text:span></text:p>
      <text:p text:style-name="P7"><text:span text:style-name="T3">IF USERNAME EXISTS/PASSWORD MATCHES (BCRYPT CHECK) → SEND { SUCCESS: TRUE }</text:span></text:p>
      <text:p text:style-name="P7"><text:span text:style-name="T3">UNSUCCESSFUL, SENDS { SUCCESS: FALSE, MESSAGE: “INVALID CREDENTIALS” }</text:span></text:p>
      <text:p text:style-name="P7"><text:span text:style-name="T3">IF SUCCESSFUL, REDIRECTS USER TO DASHBOARD.HTML</text:span></text:p>
      <text:p text:style-name="P7"><text:span text:style-name="T3"/></text:p>
      <text:p text:style-name="P4"><text:span text:style-name="T3">FRONT END (INDEX.HTML) VALIDATES LOCALLY, CALLS BACK END (/API/LOGIN) TO CHECK AGAINST MONGO DB</text:span></text:p>
      <text:p text:style-name="P7"><text:span text:style-name="T3">&lt;!DOCTYPE html&gt;</text:span></text:p>
      <text:p text:style-name="P7"><text:span text:style-name="T3">&lt;html lang="en"&gt;</text:span></text:p>
      <text:p text:style-name="P7"><text:span text:style-name="T3">&lt;head&gt;</text:span></text:p>
      <text:p text:style-name="P7"><text:span text:style-name="T3"><text:s text:c="2"/>&lt;meta charset="UTF-8"&gt;</text:span></text:p>
      <text:p text:style-name="P7"><text:span text:style-name="T3"><text:s text:c="2"/>&lt;meta name="viewport" content="width=device-width, initial-scale=1.0"&gt;</text:span></text:p>
      <text:p text:style-name="P7"><text:span text:style-name="T3"><text:s text:c="2"/>&lt;title&gt;User Login Page&lt;/title&gt;</text:span></text:p>
      <text:p text:style-name="P7"><text:span text:style-name="T3">&lt;/head&gt;</text:span></text:p>
      <text:p text:style-name="P7"><text:span text:style-name="T3">&lt;body style="text-align:center;"&gt;</text:span></text:p>
      <text:p text:style-name="P7"><text:span text:style-name="T3"><text:s text:c="2"/>&lt;header&gt;Carnegie Mellon Tech Bridge Coding Boot Camp&lt;/header&gt;</text:span></text:p>
      <text:p text:style-name="P7"><text:span text:style-name="T3"><text:s text:c="2"/>&lt;h2&gt;User Login&lt;/h2&gt;</text:span></text:p>
      <text:p text:style-name="P7"><text:span text:style-name="T3"><text:s text:c="2"/>&lt;p&gt;Log into your account.&lt;/p&gt;</text:span></text:p>
      <text:p text:style-name="P7"><text:span text:style-name="T3"/></text:p>
      <text:p text:style-name="P7"><text:span text:style-name="T3"><text:s text:c="2"/>&lt;form id="login-form" onsubmit="return false;"&gt;</text:span></text:p>
      <text:p text:style-name="P7"><text:span text:style-name="T3"><text:s text:c="4"/>&lt;input type="text" id="username" placeholder="username"&gt;&lt;br&gt;</text:span></text:p>
      <text:p text:style-name="P7"><text:span text:style-name="T3"><text:s text:c="4"/>&lt;span id="usernameError" style="color:red;"&gt;&lt;/span&gt;&lt;br&gt;</text:span></text:p>
      <text:p text:style-name="P7"><text:soft-page-break/><text:span text:style-name="T3"/></text:p>
      <text:p text:style-name="P7"><text:span text:style-name="T3"><text:s text:c="4"/>&lt;input type="password" id="password" placeholder="password"&gt;&lt;br&gt;</text:span></text:p>
      <text:p text:style-name="P7"><text:span text:style-name="T3"><text:s text:c="4"/>&lt;span id="passwordError" style="color:red;"&gt;&lt;/span&gt;&lt;br&gt;&lt;br&gt;</text:span></text:p>
      <text:p text:style-name="P7"><text:span text:style-name="T3"/></text:p>
      <text:p text:style-name="P7"><text:span text:style-name="T3"><text:s text:c="4"/>&lt;!-- Buttons --&gt;</text:span></text:p>
      <text:p text:style-name="P7"><text:span text:style-name="T3"><text:s text:c="4"/>&lt;button type="button" onclick="login()"&gt;Login&lt;/button&gt;</text:span></text:p>
      <text:p text:style-name="P7"><text:span text:style-name="T3"><text:s text:c="4"/>&lt;button type="button" onclick="goToMainPage()"&gt;Main Page&lt;/button&gt;</text:span></text:p>
      <text:p text:style-name="P7"><text:span text:style-name="T3"><text:s text:c="4"/>&lt;button type="button" onclick="goToStoriesPage()"&gt;Stories Page&lt;/button&gt;</text:span></text:p>
      <text:p text:style-name="P7"><text:span text:style-name="T3"><text:s text:c="2"/>&lt;/form&gt;</text:span></text:p>
      <text:p text:style-name="P7"><text:span text:style-name="T3"/></text:p>
      <text:p text:style-name="P7"><text:span text:style-name="T3"><text:s text:c="2"/>&lt;br&gt;&lt;br&gt;</text:span></text:p>
      <text:p text:style-name="P7"><text:span text:style-name="T3"><text:s text:c="2"/>&lt;footer&gt;Carnegie Mellon Tech Bridge Coding Boot Camp&lt;/footer&gt;</text:span></text:p>
      <text:p text:style-name="P7"><text:span text:style-name="T3"/></text:p>
      <text:p text:style-name="P7"><text:span text:style-name="T3"><text:s text:c="2"/>&lt;script&gt;</text:span></text:p>
      <text:p text:style-name="P7"><text:span text:style-name="T3"><text:s text:c="4"/>async function login() {</text:span></text:p>
      <text:p text:style-name="P7"><text:span text:style-name="T3"><text:s text:c="6"/>const username = document.getElementById("username").value.trim();</text:span></text:p>
      <text:p text:style-name="P7"><text:span text:style-name="T3"><text:s text:c="6"/>const password = document.getElementById("password").value.trim();</text:span></text:p>
      <text:p text:style-name="P7"><text:span text:style-name="T3"/></text:p>
      <text:p text:style-name="P7"><text:span text:style-name="T3"><text:s text:c="6"/>document.getElementById("usernameError").innerText = "";</text:span></text:p>
      <text:p text:style-name="P7"><text:span text:style-name="T3"><text:s text:c="6"/>document.getElementById("passwordError").innerText = "";</text:span></text:p>
      <text:p text:style-name="P7"><text:span text:style-name="T3"/></text:p>
      <text:p text:style-name="P7"><text:span text:style-name="T3"><text:s text:c="6"/>if (username === "" || password === "") {</text:span></text:p>
      <text:p text:style-name="P7"><text:span text:style-name="T3"><text:s text:c="8"/>if (username === "") {</text:span></text:p>
      <text:p text:style-name="P7"><text:span text:style-name="T3"><text:s text:c="10"/>document.getElementById("usernameError").innerText = "Please enter a username";</text:span></text:p>
      <text:p text:style-name="P7"><text:span text:style-name="T3"><text:s text:c="8"/>}</text:span></text:p>
      <text:p text:style-name="P7"><text:span text:style-name="T3"><text:s text:c="8"/>if (password === "") {</text:span></text:p>
      <text:p text:style-name="P7"><text:span text:style-name="T3"><text:s text:c="10"/>document.getElementById("passwordError").innerText = "Please enter a password";</text:span></text:p>
      <text:p text:style-name="P7"><text:span text:style-name="T3"><text:s text:c="8"/>}</text:span></text:p>
      <text:p text:style-name="P7"><text:span text:style-name="T3"><text:s text:c="8"/>return;</text:span></text:p>
      <text:p text:style-name="P7"><text:span text:style-name="T3"><text:s text:c="6"/>}</text:span></text:p>
      <text:p text:style-name="P7"><text:span text:style-name="T3"/></text:p>
      <text:p text:style-name="P7"><text:span text:style-name="T3"><text:s text:c="6"/>try {</text:span></text:p>
      <text:p text:style-name="P7"><text:soft-page-break/><text:span text:style-name="T3"><text:s text:c="8"/>const response = await fetch("http://localhost:5000/api/login", {</text:span></text:p>
      <text:p text:style-name="P7"><text:span text:style-name="T3"><text:s text:c="10"/>method: "POST",</text:span></text:p>
      <text:p text:style-name="P7"><text:span text:style-name="T3"><text:s text:c="10"/>headers: { "Content-Type": "application/json" },</text:span></text:p>
      <text:p text:style-name="P7"><text:span text:style-name="T3"><text:s text:c="10"/>body: JSON.stringify({ username, password })</text:span></text:p>
      <text:p text:style-name="P7"><text:span text:style-name="T3"><text:s text:c="8"/>});</text:span></text:p>
      <text:p text:style-name="P7"><text:span text:style-name="T3"/></text:p>
      <text:p text:style-name="P7"><text:span text:style-name="T3"><text:s text:c="8"/>const result = await response.json();</text:span></text:p>
      <text:p text:style-name="P7"><text:span text:style-name="T3"/></text:p>
      <text:p text:style-name="P7"><text:span text:style-name="T3"><text:s text:c="8"/>if (result.success) {</text:span></text:p>
      <text:p text:style-name="P7"><text:span text:style-name="T3"><text:s text:c="10"/>window.location.href = "dashboard.html";</text:span></text:p>
      <text:p text:style-name="P7"><text:span text:style-name="T3"><text:s text:c="8"/>} else {</text:span></text:p>
      <text:p text:style-name="P7"><text:span text:style-name="T3"><text:s text:c="10"/>document.getElementById("passwordError").innerText = result.message || "Invalid username or password";</text:span></text:p>
      <text:p text:style-name="P7"><text:span text:style-name="T3"><text:s text:c="8"/>}</text:span></text:p>
      <text:p text:style-name="P7"><text:span text:style-name="T3"><text:s text:c="6"/>} catch (error) {</text:span></text:p>
      <text:p text:style-name="P7"><text:span text:style-name="T3"><text:s text:c="8"/>console.error("Login error:", error);</text:span></text:p>
      <text:p text:style-name="P7"><text:span text:style-name="T3"><text:s text:c="8"/>document.getElementById("passwordError").innerText = "Server error. Try again later.";</text:span></text:p>
      <text:p text:style-name="P7"><text:span text:style-name="T3"><text:s text:c="6"/>}</text:span></text:p>
      <text:p text:style-name="P7"><text:span text:style-name="T3"><text:s text:c="4"/>}</text:span></text:p>
      <text:p text:style-name="P7"><text:span text:style-name="T3"/></text:p>
      <text:p text:style-name="P7"><text:span text:style-name="T3"><text:s text:c="4"/>function goToStoriesPage() {</text:span></text:p>
      <text:p text:style-name="P7"><text:span text:style-name="T3"><text:s text:c="6"/>window.location.href = "display.html";</text:span></text:p>
      <text:p text:style-name="P7"><text:span text:style-name="T3"><text:s text:c="4"/>}</text:span></text:p>
      <text:p text:style-name="P7"><text:span text:style-name="T3"/></text:p>
      <text:p text:style-name="P7"><text:span text:style-name="T3"><text:s text:c="4"/>function goToMainPage() {</text:span></text:p>
      <text:p text:style-name="P7"><text:span text:style-name="T3"><text:s text:c="6"/>window.location.href = "index.html";</text:span></text:p>
      <text:p text:style-name="P7"><text:span text:style-name="T3"><text:s text:c="4"/>}</text:span></text:p>
      <text:p text:style-name="P7"><text:span text:style-name="T3"><text:s text:c="2"/>&lt;/script&gt;</text:span></text:p>
      <text:p text:style-name="P7"><text:span text:style-name="T3">&lt;/body&gt;</text:span></text:p>
      <text:p text:style-name="P7"><text:span text:style-name="T3">&lt;/html&gt;</text:span></text:p>
      <text:p text:style-name="P7"><text:span text:style-name="T3"/></text:p>
      <text:p text:style-name="P4"><text:span text:style-name="T3"/></text:p>
      <text:p text:style-name="P4"><text:soft-page-break/><text:span text:style-name="T3">BACK END NODE/EXPRESS SERVER, CONNECTS TO MONGO DB, HASHES PASSWORD WITH BCRYPT, VERIFIES THE LOGIN</text:span></text:p>
      <text:p text:style-name="P7"><text:span text:style-name="T3">const express = require("express");</text:span></text:p>
      <text:p text:style-name="P7"><text:span text:style-name="T3">const mongoose = require("mongoose");</text:span></text:p>
      <text:p text:style-name="P7"><text:span text:style-name="T3">const bcrypt = require("bcryptjs");</text:span></text:p>
      <text:p text:style-name="P7"><text:span text:style-name="T3">const cors = require("cors");</text:span></text:p>
      <text:p text:style-name="P7"><text:span text:style-name="T3"/></text:p>
      <text:p text:style-name="P7"><text:span text:style-name="T3">const app = express();</text:span></text:p>
      <text:p text:style-name="P7"><text:span text:style-name="T3">app.use(express.json());</text:span></text:p>
      <text:p text:style-name="P7"><text:span text:style-name="T3">app.use(cors());</text:span></text:p>
      <text:p text:style-name="P7"><text:span text:style-name="T3"/></text:p>
      <text:p text:style-name="P7"><text:span text:style-name="T3">// 1. Connect to MongoDB (change URL if using Atlas)</text:span></text:p>
      <text:p text:style-name="P7"><text:span text:style-name="T3">mongoose.connect("mongodb://localhost:27017/myapp", {</text:span></text:p>
      <text:p text:style-name="P7"><text:span text:style-name="T3"><text:s text:c="2"/>useNewUrlParser: true,</text:span></text:p>
      <text:p text:style-name="P7"><text:span text:style-name="T3"><text:s text:c="2"/>useUnifiedTopology: true,</text:span></text:p>
      <text:p text:style-name="P7"><text:span text:style-name="T3">});</text:span></text:p>
      <text:p text:style-name="P7"><text:span text:style-name="T3"/></text:p>
      <text:p text:style-name="P7"><text:span text:style-name="T3">// 2. Define User Schema</text:span></text:p>
      <text:p text:style-name="P7"><text:span text:style-name="T3">const UserSchema = new mongoose.Schema({</text:span></text:p>
      <text:p text:style-name="P7"><text:span text:style-name="T3"><text:s text:c="2"/>username: { type: String, unique: true },</text:span></text:p>
      <text:p text:style-name="P7"><text:span text:style-name="T3"><text:s text:c="2"/>password: String, // stored as a hash</text:span></text:p>
      <text:p text:style-name="P7"><text:span text:style-name="T3">});</text:span></text:p>
      <text:p text:style-name="P7"><text:span text:style-name="T3"/></text:p>
      <text:p text:style-name="P7"><text:span text:style-name="T3">const User = mongoose.model("User", UserSchema);</text:span></text:p>
      <text:p text:style-name="P7"><text:span text:style-name="T3"/></text:p>
      <text:p text:style-name="P7"><text:span text:style-name="T3">// 3. Login route</text:span></text:p>
      <text:p text:style-name="P7"><text:span text:style-name="T3">app.post("/api/login", async (req, res) =&gt; {</text:span></text:p>
      <text:p text:style-name="P7"><text:span text:style-name="T3"><text:s text:c="2"/>const { username, password } = req.body;</text:span></text:p>
      <text:p text:style-name="P7"><text:span text:style-name="T3"/></text:p>
      <text:p text:style-name="P7"><text:span text:style-name="T3"><text:s text:c="2"/>try {</text:span></text:p>
      <text:p text:style-name="P7"><text:span text:style-name="T3"><text:s text:c="4"/>const user = await User.findOne({ username });</text:span></text:p>
      <text:p text:style-name="P7"><text:span text:style-name="T3"><text:s text:c="4"/>if (!user) {</text:span></text:p>
      <text:p text:style-name="P7"><text:span text:style-name="T3"><text:s text:c="6"/>return res.json({ success: false, message: "User not found" });</text:span></text:p>
      <text:p text:style-name="P7"><text:span text:style-name="T3"><text:s text:c="4"/>}</text:span></text:p>
      <text:p text:style-name="P7"><text:soft-page-break/><text:span text:style-name="T3"/></text:p>
      <text:p text:style-name="P7"><text:span text:style-name="T3"><text:s text:c="4"/>const isMatch = await bcrypt.compare(password, user.password);</text:span></text:p>
      <text:p text:style-name="P7"><text:span text:style-name="T3"><text:s text:c="4"/>if (!isMatch) {</text:span></text:p>
      <text:p text:style-name="P7"><text:span text:style-name="T3"><text:s text:c="6"/>return res.json({ success: false, message: "Invalid password" });</text:span></text:p>
      <text:p text:style-name="P7"><text:span text:style-name="T3"><text:s text:c="4"/>}</text:span></text:p>
      <text:p text:style-name="P7"><text:span text:style-name="T3"/></text:p>
      <text:p text:style-name="P7"><text:span text:style-name="T3"><text:s text:c="4"/>res.json({ success: true });</text:span></text:p>
      <text:p text:style-name="P7"><text:span text:style-name="T3"><text:s text:c="2"/>} catch (err) {</text:span></text:p>
      <text:p text:style-name="P7"><text:span text:style-name="T3"><text:s text:c="4"/>console.error(err);</text:span></text:p>
      <text:p text:style-name="P7"><text:span text:style-name="T3"><text:s text:c="4"/>res.status(500).json({ success: false, message: "Server error" });</text:span></text:p>
      <text:p text:style-name="P7"><text:span text:style-name="T3"><text:s text:c="2"/>}</text:span></text:p>
      <text:p text:style-name="P7"><text:span text:style-name="T3">});</text:span></text:p>
      <text:p text:style-name="P7"><text:span text:style-name="T3"/></text:p>
      <text:p text:style-name="P7"><text:span text:style-name="T3">// 4. Register route (to create new users)</text:span></text:p>
      <text:p text:style-name="P7"><text:span text:style-name="T3">app.post("/api/register", async (req, res) =&gt; {</text:span></text:p>
      <text:p text:style-name="P7"><text:span text:style-name="T3"><text:s text:c="2"/>const { username, password } = req.body;</text:span></text:p>
      <text:p text:style-name="P7"/>
      <text:p text:style-name="P7"><text:span text:style-name="T3"><text:s text:c="2"/>try {</text:span></text:p>
      <text:p text:style-name="P7"><text:span text:style-name="T3"><text:s text:c="4"/>const existing = await User.findOne({ username });</text:span></text:p>
      <text:p text:style-name="P7"><text:span text:style-name="T3"><text:s text:c="4"/>if (existing) {</text:span></text:p>
      <text:p text:style-name="P7"><text:span text:style-name="T3"><text:s text:c="6"/>return res.json({ success: false, message: "Username already taken" });</text:span></text:p>
      <text:p text:style-name="P7"><text:span text:style-name="T3"><text:s text:c="4"/>}</text:span></text:p>
      <text:p text:style-name="P7"><text:span text:style-name="T3"/></text:p>
      <text:p text:style-name="P7"><text:span text:style-name="T3"><text:s text:c="4"/>const hashedPassword = await bcrypt.hash(password, 10);</text:span></text:p>
      <text:p text:style-name="P7"><text:span text:style-name="T3"><text:s text:c="4"/>const newUser = new User({ username, password: hashedPassword });</text:span></text:p>
      <text:p text:style-name="P7"><text:span text:style-name="T3"><text:s text:c="4"/>await newUser.save();</text:span></text:p>
      <text:p text:style-name="P7"><text:span text:style-name="T3"/></text:p>
      <text:p text:style-name="P7"><text:span text:style-name="T3"><text:s text:c="4"/>res.json({ success: true, message: "User registered" });</text:span></text:p>
      <text:p text:style-name="P7"><text:span text:style-name="T3"><text:s text:c="2"/>} catch (err) {</text:span></text:p>
      <text:p text:style-name="P7"><text:span text:style-name="T3"><text:s text:c="4"/>console.error(err);</text:span></text:p>
      <text:p text:style-name="P7"><text:span text:style-name="T3"><text:s text:c="4"/>res.status(500).json({ success: false, message: "Server error" });</text:span></text:p>
      <text:p text:style-name="P7"><text:span text:style-name="T3"><text:s text:c="2"/>}</text:span></text:p>
      <text:p text:style-name="P7"><text:span text:style-name="T3">});</text:span></text:p>
      <text:p text:style-name="P7"><text:soft-page-break/><text:span text:style-name="T3"/></text:p>
      <text:p text:style-name="P7"><text:span text:style-name="T3">app.listen(5000, () =&gt; console.log("✅ Server running on </text:span><text:a xlink:type="simple" xlink:href="http://localhost:5000/" text:style-name="Internet_20_link" text:visited-style-name="Visited_20_Internet_20_Link"><text:span text:style-name="T3">http://localhost:5000</text:span></text:a><text:span text:style-name="T3">"));</text:span></text:p>
      <text:p text:style-name="P7"><text:span text:style-name="T3"/></text:p>
      <text:p text:style-name="P5"><text:span text:style-name="T3">START MONGO DB LOCALLY OR CONNECT TO MONGO DB ATLAS</text:span></text:p>
      <text:p text:style-name="P8"><text:span text:style-name="T3">mongod in command line</text:span></text:p>
      <text:p text:style-name="P8"><text:span text:style-name="T3">node server.js</text:span></text:p>
      <text:p text:style-name="P8"><text:span text:style-name="T3"/></text:p>
      <text:p text:style-name="P5"><text:span text:style-name="T3">REGISTER TEST USER WITH POSTMAN, CURL, OR SMALL REGISTER.HTML </text:span><text:span text:style-name="T1">in command line</text:span></text:p>
      <text:p text:style-name="P8"><text:span text:style-name="T3">curl -X POST http://localhost:5000/api/register \</text:span></text:p>
      <text:p text:style-name="P8"><text:span text:style-name="T3">-H "Content-Type: application/json" \</text:span></text:p>
      <text:p text:style-name="P8"><text:span text:style-name="T3">-d '{"username":"testuser","password":"secret123"}'</text:span></text:p>
      <text:p text:style-name="P8"><text:span text:style-name="T3"/></text:p>
      <text:p text:style-name="P5"><text:span text:style-name="T3">OPEN INDEX.HTML IN BROWSER, LOGIN WITH…</text:span></text:p>
      <text:p text:style-name="P8"><text:span text:style-name="T3">username testuser</text:span></text:p>
      <text:p text:style-name="P8"><text:span text:style-name="T3">password secret123</text:span></text:p>
      <text:p text:style-name="P8"><text:span text:style-name="T3"/></text:p>
      <text:p text:style-name="P5"><text:span text:style-name="T3">SHOULD REDIRECT TO DASHBOARD.HTML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21:23:49.118109305</meta:creation-date>
    <dc:date>2025-09-11T21:50:49.435930908</dc:date>
    <meta:editing-duration>PT5M31S</meta:editing-duration>
    <meta:editing-cycles>1</meta:editing-cycles>
    <meta:document-statistic meta:table-count="0" meta:image-count="0" meta:object-count="0" meta:page-count="9" meta:paragraph-count="224" meta:word-count="957" meta:character-count="8366" meta:non-whitespace-character-count="6968"/>
    <meta:generator>LibreOffice/24.2.7.2$Linux_X86_64 LibreOffice_project/420$Build-2</meta:generator>
  </office:meta>
</office:document-meta>
</file>